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79cm"/>
    </style:style>
    <style:style style:name="co3" style:family="table-column">
      <style:table-column-properties fo:break-before="auto" style:column-width="7.195cm"/>
    </style:style>
    <style:style style:name="co4" style:family="table-column">
      <style:table-column-properties fo:break-before="auto" style:column-width="6.749cm"/>
    </style:style>
    <style:style style:name="co5" style:family="table-column">
      <style:table-column-properties fo:break-before="auto" style:column-width="7.0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74pt ridge #000000" fo:border-left="0.74pt ridge #000000" fo:border-right="none" fo:border-top="0.74pt ridge #000000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0.74pt solid #111111" fo:border-left="0.74pt solid #111111" fo:border-right="none" fo:border-top="0.74pt solid #111111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0.74pt ridge #000000" fo:border-left="none" fo:border-right="none" fo:border-top="0.74pt ridge #000000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-bottom="0.74pt solid #111111" fo:border-left="none" fo:border-right="none" fo:border-top="0.74pt solid #111111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>
            <text:p>A2SP - Scénario Pédagogique Global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>
            <text:p>Programme pédagogiqu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Thématique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Modalité</text:p>
          </table:table-cell>
          <table:table-cell table:style-name="ce6" office:value-type="string" calcext:value-type="string">
            <text:p>Durée</text:p>
          </table:table-cell>
        </table:table-row>
        <table:table-row table:style-name="ro3">
          <table:table-cell table:number-columns-repeated="2"/>
          <table:table-cell table:style-name="ce5"/>
          <table:table-cell table:style-name="ce7" table:number-columns-repeated="3"/>
        </table:table-row>
        <table:table-row table:style-name="ro3">
          <table:table-cell table:number-columns-repeated="2"/>
          <table:table-cell table:style-name="ce5"/>
          <table:table-cell table:style-name="ce7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 style:data-style-name="N2" text:time-value="18:37:09.8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4:47:52.519000000</meta:creation-date>
    <dc:date>2023-11-03T18:40:00.119000000</dc:date>
    <meta:editing-duration>PT1H14M55S</meta:editing-duration>
    <meta:editing-cycles>9</meta:editing-cycles>
    <meta:generator>LibreOffice/7.6.2.1$Windows_X86_64 LibreOffice_project/56f7684011345957bbf33a7ee678afaf4d2ba333</meta:generator>
    <meta:print-date>2023-10-31T15:32:44.917000000</meta:print-date>
    <meta:printed-by>Fichiers PDF</meta:printed-by>
    <meta:document-statistic meta:table-count="1" meta:cell-count="6" meta:object-count="0"/>
  </office:meta>
</office:document-meta>
</file>